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 [s]</text:p>
          </table:table-cell>
          <table:table-cell office:value-type="string" calcext:value-type="string">
            <text:p>clock [MHz]</text:p>
          </table:table-cell>
          <table:table-cell/>
          <table:table-cell office:value-type="string" calcext:value-type="string">
            <text:p>instruction clock [us]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 init value (raw)</text:p>
          </table:table-cell>
          <table:table-cell office:value-type="string" calcext:value-type="string">
            <text:p>TMR0 init value</text:p>
          </table:table-cell>
        </table:table-row>
        <table:table-row table:style-name="ro1">
          <table:table-cell office:value-type="float" office:value="0.00555" calcext:value-type="float">
            <text:p>0.00555</text:p>
          </table:table-cell>
          <table:table-cell office:value-type="float" office:value="8" calcext:value-type="float">
            <text:p>8</text:p>
          </table:table-cell>
          <table:table-cell/>
          <table:table-cell table:formula="of:=4/[.B2]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$7]*1000/([.$D$2]*[.F2])" office:value-type="float" office:value="5550" calcext:value-type="float">
            <text:p>5550</text:p>
          </table:table-cell>
          <table:table-cell table:formula="of:=255-ROUND([.G2])" office:value-type="float" office:value="-5295" calcext:value-type="float">
            <text:p>-5295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A$7]*1000/([.$D$2]*[.F3])" office:value-type="float" office:value="2775" calcext:value-type="float">
            <text:p>2775</text:p>
          </table:table-cell>
          <table:table-cell table:formula="of:=255-ROUND([.G3])" office:value-type="float" office:value="-2520" calcext:value-type="float">
            <text:p>-2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A$7]*1000/([.$D$2]*[.F4])" office:value-type="float" office:value="1387.5" calcext:value-type="float">
            <text:p>1387.5</text:p>
          </table:table-cell>
          <table:table-cell table:formula="of:=255-ROUND([.G4])" office:value-type="float" office:value="-1133" calcext:value-type="float">
            <text:p>-1133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A$7]*1000/([.$D$2]*[.F5])" office:value-type="float" office:value="693.75" calcext:value-type="float">
            <text:p>693.75</text:p>
          </table:table-cell>
          <table:table-cell table:formula="of:=255-ROUND([.G5])" office:value-type="float" office:value="-439" calcext:value-type="float">
            <text:p>-439</text:p>
          </table:table-cell>
        </table:table-row>
        <table:table-row table:style-name="ro1">
          <table:table-cell office:value-type="string" calcext:value-type="string">
            <text:p>step [ms]</text:p>
          </table:table-cell>
          <table:table-cell office:value-type="string" calcext:value-type="string">
            <text:p>TMR0 valu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$A$7]*1000/([.$D$2]*[.F6])" office:value-type="float" office:value="346.875" calcext:value-type="float">
            <text:p>346.875</text:p>
          </table:table-cell>
          <table:table-cell table:formula="of:=255-ROUND([.G6])" office:value-type="float" office:value="-92" calcext:value-type="float">
            <text:p>-92</text:p>
          </table:table-cell>
        </table:table-row>
        <table:table-row table:style-name="ro1">
          <table:table-cell table:formula="of:=[.A2]*1000/[.A4]" office:value-type="float" office:value="5.55" calcext:value-type="float">
            <text:p>5.55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$A$7]*1000/([.$D$2]*[.F7])" office:value-type="float" office:value="173.4375" calcext:value-type="float">
            <text:p>173.4375</text:p>
          </table:table-cell>
          <table:table-cell table:formula="of:=255-ROUND([.G7])"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A$7]*1000/([.$D$2]*[.F8])" office:value-type="float" office:value="86.71875" calcext:value-type="float">
            <text:p>86.71875</text:p>
          </table:table-cell>
          <table:table-cell table:formula="of:=255-ROUND([.G8])"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formula="of:=[.$A$7]*1000/([.$D$2]*[.F9])" office:value-type="float" office:value="43.359375" calcext:value-type="float">
            <text:p>43.359375</text:p>
          </table:table-cell>
          <table:table-cell table:formula="of:=255-ROUND([.G9])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20:10:29.043497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Oklobdzija</meta:initial-creator>
    <meta:creation-date>2015-05-19T22:21:23.146655206</meta:creation-date>
    <dc:date>2015-06-30T20:39:03.375654717</dc:date>
    <dc:creator>Marko Oklobdžija</dc:creator>
    <meta:editing-duration>PT21H36M20S</meta:editing-duration>
    <meta:editing-cycles>8</meta:editing-cycles>
    <meta:generator>LibreOffice/4.4.2.2$Linux_X86_64 LibreOffice_project/40m0$Build-2</meta:generator>
    <meta:document-statistic meta:table-count="1" meta:cell-count="38" meta:object-count="0"/>
  </office:meta>
</office:document-meta>
</file>